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edHeaderTransformer.apply( ServerHttp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rwardedHeaderTransformer.hasForwardedHeaders( Server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wardedHeaderTransformer.removeForwardedHeaders( ServerHttpRequest . 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Transformer.setRemoveOnly( boolean remov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Transformer.isRemov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Transformer.getForwardedPrefix( ServerHttp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